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52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3.184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6.791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solid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font-name="Cumberlan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7"/>
    <style:style style:name="ce17" style:family="table-cell" style:parent-style-name="Default" style:data-style-name="N2"/>
    <style:style style:name="ce18" style:family="table-cell" style:parent-style-name="Default" style:data-style-name="N1"/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7">
      <style:table-cell-properties fo:background-color="#ff6600"/>
    </style:style>
    <style:style style:name="ce21" style:family="table-cell" style:parent-style-name="Default">
      <style:table-cell-properties fo:background-color="#9999ff"/>
    </style:style>
    <style:style style:name="ce22" style:family="table-cell" style:parent-style-name="Default" style:data-style-name="N107">
      <style:table-cell-properties fo:background-color="#9999ff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9999ff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669933"/>
    </style:style>
    <style:style style:name="ce2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umberland"/>
    </style:style>
    <style:style style:name="T7" style:family="text">
      <style:text-properties style:font-name="Cumberland" fo:font-weight="bold" style:font-weight-asian="bold" style:font-weight-complex="bold"/>
    </style:style>
  </office:automatic-styles>
  <office:body>
    <office:spreadsheet>
      <table:table table:name="Raw 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1014" table:default-cell-style-name="ce2"/>
        <table:table-row table:style-name="ro1">
          <table:table-cell table:style-name="ce1"/>
          <table:table-cell/>
          <table:table-cell table:style-name="ce9" office:value-type="string" table:number-columns-spanned="2" table:number-rows-spanned="1">
            <text:p>Experiment 1 (3m)</text:p>
          </table:table-cell>
          <table:covered-table-cell/>
          <table:table-cell table:style-name="ce9" office:value-type="string" table:number-columns-spanned="2" table:number-rows-spanned="1">
            <text:p>Experiment 1 (3m)</text:p>
          </table:table-cell>
          <table:covered-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2">
          <table:table-cell table:style-name="ce1" office:value-type="string">
            <text:p>None</text:p>
          </table:table-cell>
          <table:table-cell table:style-name="ce3" office:value-type="string">
            <text:p>No optimisation just using CatBoost directly with Scikit Learn and applying default params except for 6000 iterations</text:p>
          </table:table-cell>
          <table:table-cell table:style-name="ce10" office:value-type="float" office:value="0.8975">
            <text:p>0.8975</text:p>
          </table:table-cell>
          <table:table-cell office:value-type="float" office:value="0.92328">
            <text:p>0.92328</text:p>
          </table:table-cell>
          <table:table-cell table:style-name="ce10" office:value-type="float" office:value="0.894">
            <text:p>0.894</text:p>
          </table:table-cell>
          <table:table-cell table:style-name="ce10" office:value-type="float" office:value="0.92172">
            <text:p>0.92172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3">
          <table:table-cell table:style-name="ce1"/>
          <table:table-cell table:style-name="ce4" office:value-type="string" table:number-columns-spanned="3" table:number-rows-spanned="1">
            <text:p><text:span text:style-name="T1">CatBoostClassifier(custom_loss=['AUC', 'Accuracy'], eval_metric='AUC',</text:span></text:p>
            <text:p><text:span text:style-name="T1"><text:s text:c="27"/></text:span><text:span text:style-name="T1">random_seed=42, grow_policy='SymmetricTree',</text:span></text:p>
            <text:p><text:span text:style-name="T1"><text:s text:c="27"/></text:span><text:span text:style-name="T1">task_type = "GPU", devices='0', </text:span></text:p>
            <text:p><text:span text:style-name="T1"><text:s text:c="27"/></text:span><text:span text:style-name="T1">gpu_ram_part=0.95, gpu_cat_features_storage='GpuRam',</text:span></text:p>
            <text:p><text:span text:style-name="T1"><text:s text:c="27"/></text:span><text:span text:style-name="T1">Iterations=6000)</text:span></text:p>
            <text:p><text:span text:style-name="T1"/></text:p>
          </table:table-cell>
          <table:covered-table-cell table:style-name="ce11"/>
          <table:covered-table-cell table:style-name="ce10"/>
          <table:table-cell table:style-name="ce11" office:value-type="string" table:number-columns-spanned="5" table:number-rows-spanned="1">
            <text:p>CatBoostClassifier(custom_loss=['AUC', 'Accuracy'], eval_metric='AUC', </text:p>
            <text:p><text:s text:c="28"/>random_seed=42, grow_policy='Lossguide', </text:p>
            <text:p><text:s text:c="28"/>task_type = "GPU", devices='0', </text:p>
            <text:p><text:s text:c="28"/>gpu_ram_part=0.95, gpu_cat_features_storage='GpuRam',</text:p>
            <text:p><text:s text:c="28"/>Iterations=6000)</text:p>
          </table:table-cell>
          <table:covered-table-cell table:style-name="ce1"/>
          <table:covered-table-cell table:style-name="ce9"/>
          <table:covered-table-cell table:style-name="ce1"/>
          <table:covered-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Experiment (19m36s)</text:p>
          </table:table-cell>
          <table:covered-table-cell/>
          <table:table-cell table:style-name="ce9" office:value-type="string" table:number-columns-spanned="2" table:number-rows-spanned="1">
            <text:p>Experiment (129m)</text:p>
          </table:table-cell>
          <table:covered-table-cell table:style-name="ce1"/>
          <table:table-cell table:style-name="ce9" office:value-type="string" table:number-columns-spanned="2" table:number-rows-spanned="1">
            <text:p>Experiment 3 (26m)</text:p>
          </table:table-cell>
          <table:covered-table-cell table:style-name="ce1"/>
          <table:table-cell table:style-name="ce9" office:value-type="string" table:number-columns-spanned="2" table:number-rows-spanned="1">
            <text:p>Experiment 4 (39m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Optuna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style-name="ce12" office:value-type="string">
            <text:p>0.89579/0.89539</text:p>
          </table:table-cell>
          <table:table-cell table:style-name="ce12" office:value-type="string">
            <text:p>0.92266/0.9228</text:p>
          </table:table-cell>
          <table:table-cell table:number-columns-repeated="2"/>
          <table:table-cell table:style-name="ce12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>
            <text:p>depth': 7, 'l2_leaf_reg': 5.211906093530742, 'learning_rate': 0.08565954681738006 </text:p>
          </table:table-cell>
          <table:table-cell table:style-name="ce12" table:number-columns-repeated="2"/>
          <table:table-cell table:number-columns-repeated="1020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2"/>
          <table:table-cell table:style-name="ce12" office:value-type="float" office:value="0.89121">
            <text:p>0.89121</text:p>
          </table:table-cell>
          <table:table-cell table:style-name="ce12" office:value-type="float" office:value="0.9204">
            <text:p>0.9204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>
            <text:p>depth': 8, 'max_leaves': 21, 'min_data_in_leaf': 5, 'l2_leaf_reg': 4.993411516033317, 'learning_rate': 0.11844692888526911} </text:p>
          </table:table-cell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number-columns-repeated="4"/>
          <table:table-cell table:style-name="ce12" office:value-type="float" office:value="0.88961">
            <text:p>0.88961</text:p>
          </table:table-cell>
          <table:table-cell table:style-name="ce12" office:value-type="float" office:value="0.9204">
            <text:p>0.9204</text:p>
          </table:table-cell>
          <table:table-cell table:number-columns-repeated="1016"/>
        </table:table-row>
        <table:table-row table:style-name="ro5">
          <table:table-cell/>
          <table:table-cell table:style-name="ce5" office:value-type="string">
            <text:p>{'depth': 3, 'max_leaves': 31, 'min_data_in_leaf': 8, 'l2_leaf_reg': 2.0116787947616763, 'learning_rate': 0.2901634423000777} </text:p>
          </table:table-cell>
          <table:table-cell table:number-columns-repeated="6"/>
          <table:table-cell table:style-name="ce12" table:number-columns-repeated="2"/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6"/>
          <table:table-cell table:style-name="ce12" office:value-type="float" office:value="0.89522">
            <text:p>0.89522</text:p>
          </table:table-cell>
          <table:table-cell table:style-name="ce12" office:value-type="float" office:value="0.92258">
            <text:p>0.92258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{'depth': 3, 'l2_leaf_reg': 6.88723926372418, 'learning_rate': 0.3650864410948407} 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6"/>
          <table:table-cell table:style-name="ce9" office:value-type="string" table:number-columns-spanned="2" table:number-rows-spanned="1">
            <text:p>Experiment 4 (4m24s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Experiment 3 (18m11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4m25s)</text:p>
          </table:table-cell>
          <table:covered-table-cell/>
          <table:table-cell table:style-name="ce9" office:value-type="string" table:number-columns-spanned="2" table:number-rows-spanned="1">
            <text:p>Experiment 2 (27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float" office:value="0.8943">
            <text:p>0.8943</text:p>
          </table:table-cell>
          <table:table-cell table:style-name="ce12" office:value-type="float" office:value="0.92306">
            <text:p>0.92306</text:p>
          </table:table-cell>
          <table:table-cell table:number-columns-repeated="2"/>
          <table:table-cell table:style-name="ce12" table:number-columns-repeated="2"/>
          <table:table-cell table:style-name="ce12" office:value-type="float" office:value="0.89137">
            <text:p>0.89137</text:p>
          </table:table-cell>
          <table:table-cell table:style-name="ce12" office:value-type="float" office:value="0.92122">
            <text:p>0.92122</text:p>
          </table:table-cell>
          <table:table-cell table:number-columns-repeated="1014"/>
        </table:table-row>
        <table:table-row table:style-name="ro6">
          <table:table-cell/>
          <table:table-cell table:style-name="ce5" office:value-type="string">
            <text:p>depth=3 - l2_leaf_reg=4.217444 - learning_rate=0.433410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/>
          <table:table-cell table:style-name="ce5" office:value-type="string">
            <text:p>depth=5 - l2_leaf_reg=2.477318 - learning_rate=0.351668 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office:value-type="float" office:value="0.8862">
            <text:p>0.8862</text:p>
          </table:table-cell>
          <table:table-cell office:value-type="float" office:value="0.91968">
            <text:p>0.91968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depth=6 - l2_leaf_reg=1.795442 - learning_rate=0.116053 - max_leaves=40 - min_data_in_leaf=7 </text:p>
          </table:table-cell>
          <table:table-cell table:number-columns-repeated="4"/>
          <table:table-cell office:value-type="float" office:value="0.88937">
            <text:p>0.88937</text:p>
          </table:table-cell>
          <table:table-cell office:value-type="float" office:value="0.92112">
            <text:p>0.92112</text:p>
          </table:table-cell>
          <table:table-cell table:number-columns-repeated="1016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AUC-mean</text:p>
          </table:table-cell>
          <table:table-cell table:number-columns-repeated="6"/>
          <table:table-cell table:style-name="ce9" office:value-type="string" table:number-columns-spanned="2" table:number-rows-spanned="1">
            <text:p>Experiment 4 (21m13s)</text:p>
          </table:table-cell>
          <table:covered-table-cell table:style-name="ce1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=3 - l2_leaf_reg=3.096342 - learning_rate=0.285295 - max_leaves=29 - min_data_in_leaf=9 </text:p>
          </table:table-cell>
          <table:table-cell table:number-columns-repeated="4"/>
          <table:table-cell table:style-name="ce9" office:value-type="string" table:number-columns-spanned="2" table:number-rows-spanned="1">
            <text:p>Experiment 3 (119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21m43s)</text:p>
          </table:table-cell>
          <table:covered-table-cell/>
          <table:table-cell table:style-name="ce9" office:value-type="string" table:number-columns-spanned="2" table:number-rows-spanned="1">
            <text:p>Experiment 2 (132m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string">
            <text:p>0.89534/0.89739</text:p>
          </table:table-cell>
          <table:table-cell table:style-name="ce12" office:value-type="string">
            <text:p>0.92272/0.92322</text:p>
          </table:table-cell>
          <table:table-cell table:number-columns-repeated="2"/>
          <table:table-cell table:style-name="ce12" table:number-columns-repeated="2"/>
          <table:table-cell table:style-name="ce5" office:value-type="string">
            <text:p><text:span text:style-name="T3">0.89314/</text:span> 0.89921</text:p>
          </table:table-cell>
          <table:table-cell office:value-type="string">
            <text:p><text:span text:style-name="T3">0.92296</text:span>/0.92452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>
            <text:p><text:span text:style-name="T2">Depth=3 - l2_leaf_reg=5.090650 - learning_rate=0.429370 </text:span></text:p>
            <text:p><text:span text:style-name="T2">depth=3 - l2_leaf_reg=4.910099 – learning_rate=0.172323</text:span></text:p>
            <text:p/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9">
          <table:table-cell/>
          <table:table-cell table:style-name="ce7" office:value-type="string">
            <text:p><text:span text:style-name="T3">depth=3 - l2_leaf_reg=6.659112 - learning_rate=0.499871 </text:span></text:p>
            <text:p><text:span text:style-name="T2">depth=3 - l2_leaf_reg=2.097953 – learning_rate=0.053279</text:span></text:p>
            <text:p><text:span text:style-name="T2">NOTE: we got 0.8995763 by using</text:span></text:p>
            <text:p><text:span text:style-name="T2">learning_rate=</text:span><text:span text:style-name="T4">0.01, iter=25000</text:span><text:span text:style-name="T2"> l2_leaf_reg=6.659112, depth=3</text:span></text:p>
            <text:p><text:span text:style-name="T2">Got 0.89981 with learning_rate=0.01, l2_leaf_reg=6, depth=3 and iter = 40000</text:span>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 office:value-type="float" office:value="50">
            <text:p>5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table:style-name="ce14" office:value-type="string">
            <text:p>0.89045/ 0.89056</text:p>
          </table:table-cell>
          <table:table-cell table:style-name="ce3" office:value-type="string">
            <text:p>0.91948/ 0.91982</text:p>
          </table:table-cell>
          <table:table-cell table:number-columns-repeated="1018"/>
        </table:table-row>
        <table:table-row table:style-name="ro10">
          <table:table-cell/>
          <table:table-cell table:style-name="ce6" office:value-type="string">
            <text:p>depth=8 - l2_leaf_reg=5.374736 - learning_rate=0.102543 - max_leaves=37 – min_data_in_leaf=10 </text:p>
            <text:p>/</text:p>
            <text:p>depth=8 - l2_leaf_reg=1.228662 - learning_rate=0.133409 - max_leaves=22 – min_data_in_leaf=8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AUC-mean</text:p>
          </table:table-cell>
          <table:table-cell table:number-columns-repeated="4"/>
          <table:table-cell office:value-type="string">
            <text:p>0.89078/0.89027</text:p>
          </table:table-cell>
          <table:table-cell office:value-type="string">
            <text:p>0.92084/0.91986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1">
          <table:table-cell/>
          <table:table-cell table:style-name="ce3" office:value-type="string">
            <text:p>depth=8 - l2_leaf_reg=7.000000 - learning_rate=0.115722 - max_leaves=20 – min_data_in_leaf=10</text:p>
            <text:p>/</text:p>
            <text:p>depth=3 - l2_leaf_reg=3.096342 - learning_rate=0.285295 - max_leaves=29 – min_data_in_leaf=9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0.89981">
            <text:p>0.89981</text:p>
          </table:table-cell>
          <table:table-cell table:style-name="ce13" office:value-type="float" office:value="0.92416">
            <text:p>0.9241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Got 0.89981 with learning_rate=0.01, l2_leaf_reg=6, depth=3 and iter = 40000, </text:p>
            <text:p><text:span text:style-name="T5">Time</text:span>=3m14s</text:p>
          </table:table-cell>
          <table:table-cell office:value-type="float" office:value="0.89958">
            <text:p>0.89958</text:p>
          </table:table-cell>
          <table:table-cell office:value-type="float" office:value="0.92411">
            <text:p>0.92411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string">
            <text:p><text:span text:style-name="T6">we got 0.8995763 by using</text:span></text:p>
            <text:p><text:span text:style-name="T6">learning_rate=</text:span><text:span text:style-name="T7">0.01, iter=25000</text:span><text:span text:style-name="T6"> l2_leaf_reg=6.659112, depth=3</text:span></text:p>
          </table:table-cell>
          <table:table-cell table:number-columns-repeated="1022"/>
        </table:table-row>
        <table:table-row table:style-name="ro12">
          <table:table-cell/>
          <table:table-cell table:style-name="ce3" office:value-type="string">
            <text:p>BayesSearchCV search with:</text:p>
            <text:p><text:s text:c="4"/>CatBoostClassifier(task_type = "GPU", devices='0', gpu_ram_part=0.3, gpu_cat_features_storage='GpuRam', random_seed=42, custom_loss=['AUC', 'Accuracy'], grow_policy='SymmetricTree',iterations=3000, eval_metric='AUC', border_count=255, random_strength=2, learning_rate=0.03, l2_leaf_reg=5, depth=3)</text:p>
            <text:p><text:s text:c="4"/>,</text:p>
            <text:p><text:s text:c="4"/>{</text:p>
            <text:p><text:s text:c="8"/>'learning_rate': Real(0.007, 0.07, "log-uniform")</text:p>
            <text:p><text:s text:c="4"/>},</text:p>
            <text:p><text:s text:c="4"/>n_iter=10,</text:p>
            <text:p><text:s text:c="4"/>Cv=3</text:p>
            <text:p><text:span text:style-name="T5">Time</text:span>=34m35s</text:p>
          </table:table-cell>
          <table:table-cell table:style-name="ce3" office:value-type="string">
            <text:p>0.89892</text:p>
            <text:p>val. score: 0.92364</text:p>
            <text:p>val. score: {'learning_rate': 0.06902527789398687}</text:p>
            <text:p>test score: 0.9233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6"/>
          <table:table-cell table:style-name="ce9" office:value-type="string" table:number-columns-spanned="2" table:number-rows-spanned="1">
            <text:p>Experiment 4 (21m25s)</text:p>
          </table:table-cell>
          <table:covered-table-cell table:style-name="ce1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/>
          <table:table-cell table:style-name="ce9" office:value-type="string" table:number-columns-spanned="2" table:number-rows-spanned="1">
            <text:p>Experiment 3 (125m32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Default"/>
          <table:table-cell table:style-name="ce9" office:value-type="string" table:number-columns-spanned="2" table:number-rows-spanned="1">
            <text:p>Experiment 1 (4m35s)</text:p>
          </table:table-cell>
          <table:covered-table-cell/>
          <table:table-cell table:style-name="ce9" office:value-type="string" table:number-columns-spanned="2" table:number-rows-spanned="1">
            <text:p>Experiment 2 (29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Hyperopt</text:p>
          </table:table-cell>
          <table:table-cell office:value-type="string">
            <text:p>best_CAT_kernel_hyperopt_v2</text:p>
          </table:table-cell>
          <table:table-cell office:value-type="string">
            <text:p>'SymmetricTree'</text:p>
          </table:table-cell>
          <table:table-cell office:value-type="string">
            <text:p>'SymmetricTree'</text:p>
          </table:table-cell>
          <table:table-cell office:value-type="string">
            <text:p>'Lossguide'</text:p>
          </table:table-cell>
          <table:table-cell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objective: mean-abs-error, 6000 iter</text:p>
          </table:table-cell>
          <table:table-cell table:style-name="ce10" office:value-type="float" office:value="0.89573">
            <text:p>0.89573</text:p>
          </table:table-cell>
          <table:table-cell table:style-name="ce13" office:value-type="float" office:value="0.9227">
            <text:p>0.9227</text:p>
          </table:table-cell>
          <table:table-cell table:number-columns-repeated="2"/>
          <table:table-cell table:style-name="ce12"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2.9194335744856263, 'learning_rate': 0.386329861445041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objective: AUC-mean 6000 iter</text:p>
          </table:table-cell>
          <table:table-cell table:style-name="ce5"/>
          <table:table-cell/>
          <table:table-cell table:style-name="ce12" office:value-type="float" office:value="0.888">
            <text:p>0.888</text:p>
          </table:table-cell>
          <table:table-cell table:style-name="ce12" office:value-type="float" office:value="0.9193">
            <text:p>0.9193</text:p>
          </table:table-cell>
          <table:table-cell table:number-columns-repeated="2"/>
          <table:table-cell table:style-name="ce13"/>
          <table:table-cell table:style-name="ce12"/>
          <table:table-cell table:number-columns-repeated="1014"/>
        </table:table-row>
        <table:table-row table:style-name="ro7">
          <table:table-cell/>
          <table:table-cell table:style-name="ce6" office:value-type="string">
            <text:p>depth=3, l2_leaf_reg=2.91943, learning_rate=0.38633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2"/>
          <table:table-cell table:style-name="ce13" office:value-type="float" office:value="0.8952">
            <text:p>0.8952</text:p>
          </table:table-cell>
          <table:table-cell table:style-name="ce12" office:value-type="float" office:value="0.922">
            <text:p>0.922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3.9638321779398464, 'learning_rate': 0.3819246777495403 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objective: AUC-mean 6000 iter</text:p>
          </table:table-cell>
          <table:table-cell table:number-columns-repeated="4"/>
          <table:table-cell office:value-type="float" office:value="0.8881">
            <text:p>0.8881</text:p>
          </table:table-cell>
          <table:table-cell office:value-type="float" office:value="0.9206">
            <text:p>0.920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'depth': 7.0, 'l2_leaf_reg': 5.497946608194066, 'learning_rate': 0.12620387754642334, 'max_leaves\u200a': 38.0, 'min_data_in_leaf\u200a': 8.0</text:p>
          </table:table-cell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d data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10" table:default-cell-style-name="ce16"/>
        <table:table-column table:style-name="co6" table:default-cell-style-name="ce18"/>
        <table:table-column table:style-name="co6" table:default-cell-style-name="ce17"/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 table:number-columns-spanned="2" table:number-rows-spanned="1">
            <text:p>*: tree of parzen estimators</text:p>
          </table:table-cell>
          <table:covered-table-cell/>
          <table:table-cell table:number-columns-repeated="10"/>
        </table:table-row>
        <table:table-row table:style-name="ro4" table:number-rows-repeated="104854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All experiments" table:style-name="ta1" table:print="false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All experiments with AUC and Accuracy scores</text:p>
          </table:table-cell>
          <table:covered-table-cell table:number-columns-repeated="6"/>
          <table:covered-table-cell table:number-columns-repeated="6" table:style-name="Default"/>
          <table:covered-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how spread in LR</text:p>
          </table:table-cell>
          <table:table-cell table:number-columns-repeated="4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how spread in depth and L2-leaf-reg</text:p>
          </table:table-cell>
          <table:table-cell table:number-columns-repeated="4"/>
          <table:table-cell table:style-name="Default" table:number-columns-repeated="6"/>
          <table:table-cell table:number-columns-repeated="1011"/>
        </table:table-row>
        <table:table-row table:style-name="ro1">
          <table:table-cell>
            <draw:frame table:end-cell-address="'All experiments'.O58" table:end-x="0.023cm" table:end-y="0.241cm" draw:z-index="0" draw:style-name="gr1" draw:text-style-name="P1" svg:width="30.029cm" svg:height="12.938cm" svg:x="2.2cm" svg:y="0.4cm">
              <draw:object draw:notify-on-update-of-ranges="'All experiments'.B4:'All experiments'.B25 'All experiments'.I4:'All experiments'.I25 'All experiments'.H4:'All experiments'.H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</table:table>
      <table:table table:name="Top performer for all libraries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3" table:default-cell-style-name="ce15"/>
        <table:table-column table:style-name="co6" table:default-cell-style-name="ce22"/>
        <table:table-column table:style-name="co6" table:default-cell-style-name="ce23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top 50 trials for none, hyper, skopt and optuna</text:p>
          </table:table-cell>
          <table:covered-table-cell table:number-columns-repeated="5"/>
          <table:covered-table-cell table:number-columns-repeated="7" table:style-name="Default"/>
          <table:covered-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>
            <draw:frame table:end-cell-address="'Top performer for all libraries'.N32" table:end-x="0.027cm" table:end-y="0.107cm" draw:z-index="0" draw:style-name="gr1" draw:text-style-name="P1" svg:width="28.13cm" svg:height="10.141cm" svg:x="2.191cm" svg:y="0.353cm">
              <draw:object draw:notify-on-update-of-ranges="'Top performer for all libraries'.C23:'Top performer for all libraries'.C23 'Top performer for all libraries'.C4:'Top performer for all libraries'.C8 'Top performer for all libraries'.C4:'Top performer for all libraries'.C8 'Top performer for all libraries'.H4:'Top performer for all libraries'.H8 'Top performer for all libraries'.C4:'Top performer for all libraries'.C8 'Top performer for all libraries'.I4:'Top performer for all libraries'.I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1011"/>
        </table:table-row>
      </table:table>
      <table:table table:name="Objective function and grow policy" table:style-name="ta1" table:print="false">
        <table:table-column table:style-name="co6" table:number-columns-repeated="7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objective function (and grow policy)</text:p>
          </table:table-cell>
          <table:covered-table-cell table:number-columns-repeated="1022" table:style-name="ce19"/>
          <table:covered-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  <draw:frame table:end-cell-address="'Objective function and grow policy'.L32" table:end-x="0.294cm" table:end-y="0.296cm" draw:z-index="0" draw:style-name="gr1" draw:text-style-name="P1" svg:width="15.999cm" svg:height="8.528cm" svg:x="0.102cm" svg:y="0.427cm">
              <draw:object draw:notify-on-update-of-ranges="'Objective function and grow policy'.D14:'Objective function and grow policy'.D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 table:number-rows-repeated="2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>
            <draw:frame table:end-cell-address="'Objective function and grow policy'.M43" table:end-x="2.119cm" table:end-y="0.198cm" draw:z-index="1" draw:style-name="gr1" draw:text-style-name="P1" svg:width="26.874cm" svg:height="11.007cm" svg:x="0.084cm" svg:y="0.03cm">
              <draw:object draw:notify-on-update-of-range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</table:table>
      <table:table table:name="Function-algorithm used" table:style-name="ta1" table:print="false">
        <table:table-column table:style-name="co6" table:number-columns-repeated="6" table:default-cell-style-name="Default"/>
        <table:table-column table:style-name="co6" table:default-cell-style-name="ce15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function/algorithm used</text:p>
          </table:table-cell>
          <table:covered-table-cell table:number-columns-repeated="1023" table:style-name="ce1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table:style-name="ce21"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3"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table:style-name="ce25"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6"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>
            <draw:frame table:end-cell-address="'Function-algorithm used'.N46" table:end-x="2.063cm" table:end-y="0.348cm" draw:z-index="0" draw:style-name="gr1" draw:text-style-name="P1" svg:width="29.216cm" svg:height="12.644cm" svg:x="2.202cm" svg:y="0.35cm">
              <draw:object draw:notify-on-update-of-range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1011"/>
        </table:table-row>
      </table:table>
      <table:table table:name="Spread in Learning Rate suggestions" table:style-name="ta1" table:print="false">
        <table:table-column table:style-name="co6" table:number-columns-repeated="7" table:default-cell-style-name="Default"/>
        <table:table-column table:style-name="co6" table:default-cell-style-name="ce22"/>
        <table:table-column table:style-name="co6" table:default-cell-style-name="ce27"/>
        <table:table-column table:style-name="co6" table:default-cell-style-name="ce17"/>
        <table:table-column table:style-name="co6" table:default-cell-style-name="ce20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pread in Learning Rate suggestions</text:p>
          </table:table-cell>
          <table:covered-table-cell table:number-columns-repeated="6"/>
          <table:covered-table-cell table:number-columns-repeated="6" table:style-name="Default"/>
          <table:covered-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table:style-name="ce16"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>
            <draw:frame table:end-cell-address="'Spread in Learning Rate suggestions'.N44" table:end-x="2.258cm" table:end-y="0.19cm" draw:z-index="0" draw:style-name="gr1" draw:text-style-name="P1" svg:width="29.383cm" svg:height="8.793cm" svg:x="2.23cm" svg:y="0.468cm">
              <draw:object draw:notify-on-update-of-ranges="'Spread in Learning Rate suggestions'.K4:'Spread in Learning Rate suggestions'.K25 'Spread in Learning Rate suggestions'.H4:'Spread in Learning Rate suggestions'.H2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 table:number-rows-repeated="13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>
            <draw:frame table:end-cell-address="'Spread in Learning Rate suggestions'.N58" table:end-x="2.203cm" table:end-y="0.402cm" draw:z-index="1" draw:style-name="gr1" draw:text-style-name="P1" svg:width="29.328cm" svg:height="8.9cm" svg:x="2.23cm" svg:y="0.083cm">
              <draw:object draw:notify-on-update-of-ranges="'Spread in Learning Rate suggestions'.B4:'Spread in Learning Rate suggestions'.B25 'Spread in Learning Rate suggestions'.K4:'Spread in Learning Rate suggestions'.K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7/07/2019</text:date>, <text:time>18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1:18:56.55</meta:creation-date>
    <dc:date>2019-07-07T18:01:04.01</dc:date>
    <meta:editing-duration>P7DT15H29M8S</meta:editing-duration>
    <meta:editing-cycles>55</meta:editing-cycles>
    <meta:generator>OpenOffice/4.1.1$Win32 OpenOffice.org_project/411m6$Build-9775</meta:generator>
    <meta:document-statistic meta:table-count="7" meta:cell-count="1387" meta:object-count="7"/>
    <meta:user-defined meta:name="Originator">Microsoft Word 15</meta:user-defined>
    <meta:user-defined meta:name="ProgId">Word.Document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9" chart:maximum="0.9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31cm" svg:height="10.142cm" xlink:href=".." xlink:type="simple" chart:class="chart:line" chart:style-name="ch1">
        <chart:title svg:x="7.499cm" svg:y="0.338cm" chart:style-name="ch2">
          <text:p>Show comparison of top 50 trials for none, hyper, skopt and optuna</text:p>
        </chart:title>
        <chart:plot-area chart:style-name="ch3" table:cell-range-address="'Top performer for all libraries'.C23:'Top performer for all libraries'.C23 'Top performer for all libraries'.C4:'Top performer for all libraries'.C8 'Top performer for all libraries'.H4:'Top performer for all libraries'.I8" chart:data-source-has-labels="both" svg:x="1.6cm" svg:y="1.723cm" svg:width="25.407cm" svg:height="7.209cm">
          <chartooo:coordinate-region svg:x="2.698cm" svg:y="1.935cm" svg:width="23.619cm" svg:height="6.324cm"/>
          <chart:axis chart:dimension="x" chart:name="primary-x" chart:style-name="ch4" chartooo:axis-type="auto">
            <chartooo:date-scale/>
            <chart:title svg:x="13.756cm" svg:y="9.135cm" chart:style-name="ch5">
              <text:p>Library</text:p>
            </chart:title>
            <chart:categories table:cell-range-address="'Top performer for all libraries'.C4:'Top performer for all libraries'.C8"/>
          </chart:axis>
          <chart:axis chart:dimension="y" chart:name="primary-y" chart:style-name="ch6">
            <chart:title svg:x="0.451cm" svg:y="5.808cm" chart:style-name="ch7">
              <text:p>Score</text:p>
            </chart:title>
            <chart:grid chart:style-name="ch8" chart:class="major"/>
          </chart:axis>
          <chart:series chart:style-name="ch9" chart:values-cell-range-address="'Top performer for all libraries'.H4:'Top performer for all libraries'.H8" chart:label-cell-address="'Top performer for all libraries'.C4:'Top performer for all libraries'.C8" chart:class="chart:line">
            <chart:data-point chart:repeated="5"/>
          </chart:series>
          <chart:series chart:style-name="ch10" chart:values-cell-range-address="'Top performer for all libraries'.I4:'Top performer for all libraries'.I8" chart:label-cell-address="'Top performer for all libraries'.C4:'Top performer for all libraries'.C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Top performer for all libraries'.C4:'Top performer for all libraries'.C8</svg:desc>
                </draw:g>
              </table:table-cell>
              <table:table-cell office:value-type="float" office:value="0.8975">
                <text:p>0.8975</text:p>
                <draw:g>
                  <svg:desc>'Top performer for all libraries'.H4:'Top performer for all libraries'.H8</svg:desc>
                </draw:g>
              </table:table-cell>
              <table:table-cell office:value-type="float" office:value="0.9233">
                <text:p>0.9233</text:p>
                <draw:g>
                  <svg:desc>'Top performer for all libraries'.I4:'Top performer for all libraries'.I8</svg:desc>
                </draw:g>
              </table:table-cell>
            </table:table-row>
            <table:table-row>
              <table:table-cell office:value-type="string">
                <text:p>Optuna</text:p>
              </table:table-cell>
              <table:table-cell office:value-type="float" office:value="0.8956">
                <text:p>0.8956</text:p>
              </table:table-cell>
              <table:table-cell office:value-type="float" office:value="0.9227">
                <text:p>0.9227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74">
                <text:p>0.8974</text:p>
              </table:table-cell>
              <table:table-cell office:value-type="float" office:value="0.9232">
                <text:p>0.9232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92">
                <text:p>0.8992</text:p>
              </table:table-cell>
              <table:table-cell office:value-type="float" office:value="0.9245">
                <text:p>0.9245</text:p>
              </table:table-cell>
            </table:table-row>
            <table:table-row>
              <table:table-cell office:value-type="string">
                <text:p>Hyperopt</text:p>
              </table:table-cell>
              <table:table-cell office:value-type="float" office:value="0.8952">
                <text:p>0.8952</text:p>
              </table:table-cell>
              <table:table-cell office:value-type="float" office:value="0.922">
                <text:p>0.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3cm" svg:height="12.939cm" xlink:href=".." xlink:type="simple" chart:class="chart:line" chart:style-name="ch1">
        <chart:title svg:x="10.394cm" svg:y="0.394cm" chart:style-name="ch2">
          <text:p>All experiments with AUC and Accuracy scores</text:p>
        </chart:title>
        <chart:plot-area chart:style-name="ch3" table:cell-range-address="'All experiments'.B4:'All experiments'.B25 'All experiments'.H4:'All experiments'.I25" chart:data-source-has-labels="row" svg:x="1.638cm" svg:y="1.947cm" svg:width="27.192cm" svg:height="9.726cm">
          <chartooo:coordinate-region svg:x="2.736cm" svg:y="2.159cm" svg:width="25.907cm" svg:height="8.841cm"/>
          <chart:axis chart:dimension="x" chart:name="primary-x" chart:style-name="ch4">
            <chart:title svg:x="14.357cm" svg:y="11.932cm" chart:style-name="ch5">
              <text:p>Experiment</text:p>
            </chart:title>
          </chart:axis>
          <chart:axis chart:dimension="y" chart:name="primary-y" chart:style-name="ch6">
            <chart:title svg:x="0.451cm" svg:y="7.291cm" chart:style-name="ch7">
              <text:p>Score</text:p>
            </chart:title>
            <chart:grid chart:style-name="ch8" chart:class="major"/>
          </chart:axis>
          <chart:series chart:style-name="ch9" chart:values-cell-range-address="'All experiments'.I4:'All experiments'.I25" chart:label-cell-address="'All experiments'.B4:'All experiments'.B25" chart:class="chart:line">
            <chart:data-point chart:repeated="22"/>
          </chart:series>
          <chart:series chart:style-name="ch10" chart:values-cell-range-address="'All experiments'.H4:'All experiments'.H2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All experiments'.B4:'All experiments'.B25</svg:desc>
                </draw:g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3">
                <text:p>0.9233</text:p>
                <draw:g>
                  <svg:desc>'All experiments'.I4:'All experiments'.I25</svg:desc>
                </draw:g>
              </table:table-cell>
              <table:table-cell office:value-type="float" office:value="0.8975">
                <text:p>0.8975</text:p>
                <draw:g>
                  <svg:desc>'All experiments'.H4:'All experiment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17">
                <text:p>0.9217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27">
                <text:p>0.9227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04">
                <text:p>0.920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04">
                <text:p>0.9204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26">
                <text:p>0.922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31">
                <text:p>0.9231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7">
                <text:p>0.9197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2">
                <text:p>0.9212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1">
                <text:p>0.9211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2">
                <text:p>0.9232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27">
                <text:p>0.9227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98">
                <text:p>0.9198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95">
                <text:p>0.9195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3">
                <text:p>0.923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45">
                <text:p>0.9245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97">
                <text:p>0.919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8">
                <text:p>0.920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27">
                <text:p>0.9227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93">
                <text:p>0.9193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2">
                <text:p>0.922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13">
                <text:p>0.9213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8.529cm" xlink:href=".." xlink:type="simple" chart:class="chart:line" chart:style-name="ch1">
        <chart:legend chart:legend-position="end" svg:x="48.557cm" svg:y="20.648cm" style:legend-expansion="high" chart:style-name="ch2"/>
        <chart:plot-area chart:style-name="ch3" table:cell-range-address="'Objective function and grow policy'.D14:'Objective function and grow policy'.D14" chart:data-source-has-labels="both" svg:x="0.77cm" svg:y="0.815cm" svg:width="15.23cm" svg:height="7.124cm">
          <chartooo:coordinate-region svg:x="1.391cm" svg:y="1.027cm" svg:width="14.609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75cm" svg:height="11.008cm" xlink:href=".." xlink:type="simple" chart:class="chart:line" chart:style-name="ch1">
        <chart:legend chart:legend-position="end" svg:x="22.965cm" svg:y="4.93cm" style:legend-expansion="high" chart:style-name="ch2"/>
        <chart:plot-area chart:style-name="ch3" table:cell-range-addres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chart:data-source-has-labels="row" svg:x="0.987cm" svg:y="1.015cm" svg:width="20.904cm" svg:height="9.353cm">
          <chartooo:coordinate-region svg:x="2.27cm" svg:y="1.227cm" svg:width="19.527cm" svg:height="8.4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bjective function and grow policy'.H4:'Objective function and grow policy'.H9" chart:label-cell-address="'Objective function and grow policy'.B4:'Objective function and grow policy'.B9" chart:class="chart:line">
            <chart:data-point chart:repeated="6"/>
          </chart:series>
          <chart:series chart:style-name="ch8" chart:values-cell-range-address="'Objective function and grow policy'.H11:'Objective function and grow policy'.H16" chart:label-cell-address="'Objective function and grow policy'.B11:'Objective function and grow policy'.B1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11 12 15 16 21</text:p>
                <text:list>
                  <text:list-item>
                    <text:p>3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21</text:p>
                  </text:list-item>
                </text:list>
                <draw:g>
                  <svg:desc>'Objective function and grow policy'.B4:'Objective function and grow policy'.B9</svg:desc>
                </draw:g>
              </table:table-cell>
              <table:table-cell office:value-type="string">
                <text:p>4 13 14 17 18 22</text:p>
                <text:list>
                  <text:list-item>
                    <text:p>4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22</text:p>
                  </text:list-item>
                </text:list>
                <draw:g>
                  <svg:desc>'Objective function and grow policy'.B11:'Objective function and grow policy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6">
                <text:p>0.8956</text:p>
                <draw:g>
                  <svg:desc>'Objective function and grow policy'.H4:'Objective function and grow policy'.H9</svg:desc>
                </draw:g>
              </table:table-cell>
              <table:table-cell office:value-type="float" office:value="0.8912">
                <text:p>0.8912</text:p>
                <draw:g>
                  <svg:desc>'Objective function and grow policy'.H11:'Objective function and grow policy'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74">
                <text:p>0.8974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3">
                <text:p>0.8953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32">
                <text:p>0.8932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92">
                <text:p>0.8992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17cm" svg:height="12.645cm" xlink:href=".." xlink:type="simple" chart:class="chart:line" chart:style-name="ch1">
        <chart:plot-area chart:style-name="ch2" table:cell-range-addres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chart:data-source-has-labels="column" svg:x="1.162cm" svg:y="1.196cm" svg:width="23.902cm" svg:height="10.619cm">
          <chartooo:coordinate-region svg:x="2.445cm" svg:y="1.408cm" svg:width="22.525cm" svg:height="9.7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unction-algorithm used'.H4:'Function-algorithm used'.H4" chart:label-cell-address="'Function-algorithm used'.B4:'Function-algorithm used'.B4" chart:class="chart:line">
            <chart:regression-curve chart:style-name="ch7"/>
            <chart:data-point/>
          </chart:series>
          <chart:series chart:style-name="ch8" chart:values-cell-range-address="'Function-algorithm used'.H6:'Function-algorithm used'.H8" chart:label-cell-address="'Function-algorithm used'.B6:'Function-algorithm used'.B8" chart:class="chart:line">
            <chart:data-point chart:repeated="3"/>
          </chart:series>
          <chart:series chart:style-name="ch9" chart:values-cell-range-address="'Function-algorithm used'.H10:'Function-algorithm used'.H12" chart:label-cell-address="'Function-algorithm used'.B10:'Function-algorithm used'.B12" chart:class="chart:line">
            <chart:data-point chart:repeated="3"/>
          </chart:series>
          <chart:series chart:style-name="ch10" chart:values-cell-range-address="'Function-algorithm used'.H14:'Function-algorithm used'.H16" chart:label-cell-address="'Function-algorithm used'.B14:'Function-algorithm used'.B1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unction-algorithm used'.B4:'Function-algorithm used'.B4</svg:desc>
                </draw:g>
              </table:table-cell>
              <table:table-cell office:value-type="float" office:value="0.8975">
                <text:p>0.8975</text:p>
                <draw:g>
                  <svg:desc>'Function-algorithm used'.H4:'Function-algorithm used'.H4</svg:desc>
                </draw:g>
              </table:table-cell>
            </table:table-row>
            <table:table-row>
              <table:table-cell office:value-type="string">
                <text:p>3 19 21</text:p>
                <text:list>
                  <text:list-item>
                    <text:p>3</text:p>
                  </text:list-item>
                  <text:list-item>
                    <text:p>19</text:p>
                  </text:list-item>
                  <text:list-item>
                    <text:p>21</text:p>
                  </text:list-item>
                </text:list>
                <draw:g>
                  <svg:desc>'Function-algorithm used'.B6:'Function-algorithm used'.B8</svg:desc>
                </draw:g>
              </table:table-cell>
              <table:table-cell office:value-type="float" office:value="0.8956">
                <text:p>0.8956</text:p>
                <draw:g>
                  <svg:desc>'Function-algorithm used'.H6:'Function-algorithm used'.H8</svg:desc>
                </draw:g>
              </table:table-cell>
              <table:table-cell office:value-type="float" office:value="0.8957">
                <text:p>0.8957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 11 12</text:p>
                <text:list>
                  <text:list-item>
                    <text:p>7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</text:list>
                <draw:g>
                  <svg:desc>'Function-algorithm used'.B10:'Function-algorithm used'.B12</svg:desc>
                </draw:g>
              </table:table-cell>
              <table:table-cell office:value-type="float" office:value="0.8943">
                <text:p>0.8943</text:p>
                <draw:g>
                  <svg:desc>'Function-algorithm used'.H10:'Function-algorithm used'.H12</svg:desc>
                </draw:g>
              </table:table-cell>
              <table:table-cell office:value-type="float" office:value="0.8974">
                <text:p>0.8974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5 16 9</text:p>
                <text:list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9</text:p>
                  </text:list-item>
                </text:list>
                <draw:g>
                  <svg:desc>'Function-algorithm used'.B14:'Function-algorithm used'.B16</svg:desc>
                </draw:g>
              </table:table-cell>
              <table:table-cell office:value-type="float" office:value="0.8932">
                <text:p>0.8932</text:p>
                <draw:g>
                  <svg:desc>'Function-algorithm used'.H14:'Function-algorithm used'.H16</svg:desc>
                </draw:g>
              </table:table-cell>
              <table:table-cell office:value-type="float" office:value="0.8992">
                <text:p>0.8992</text:p>
              </table:table-cell>
              <table:table-cell office:value-type="float" office:value="0.8914">
                <text:p>0.89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29cm" svg:height="8.901cm" xlink:href=".." xlink:type="simple" chart:class="chart:line" chart:style-name="ch1">
        <chart:plot-area chart:style-name="ch2" table:cell-range-address="'Spread in Learning Rate suggestions'.B4:'Spread in Learning Rate suggestions'.B25 'Spread in Learning Rate suggestions'.K4:'Spread in Learning Rate suggestions'.K25" chart:data-source-has-labels="row" svg:x="1.036cm" svg:y="0.847cm" svg:width="27.121cm" svg:height="6.868cm">
          <chartooo:coordinate-region svg:x="2.319cm" svg:y="1.06cm" svg:width="25.651cm" svg:height="5.982cm"/>
          <chart:axis chart:dimension="x" chart:name="primary-x" chart:style-name="ch3">
            <chart:title svg:x="13.719cm" svg:y="7.894cm" chart:style-name="ch4">
              <text:p>Experiment</text:p>
            </chart:title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Spread in Learning Rate suggestions'.K4:'Spread in Learning Rate suggestions'.K25" chart:label-cell-address="'Spread in Learning Rate suggestions'.B4:'Spread in Learning Rate suggestions'.B25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Spread in Learning Rate suggestions'.B4:'Spread in Learning Rate suggestions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Spread in Learning Rate suggestions'.K4:'Spread in Learning Rate suggestions'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567">
                <text:p>0.08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4">
                <text:p>0.1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02">
                <text:p>0.2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1">
                <text:p>0.3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34">
                <text:p>0.4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3">
                <text:p>0.2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23">
                <text:p>0.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4">
                <text:p>0.4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34">
                <text:p>0.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53">
                <text:p>0.2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63">
                <text:p>0.38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9">
                <text:p>0.3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19">
                <text:p>0.3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2">
                <text:p>0.12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84cm" svg:height="8.794cm" xlink:href=".." xlink:type="simple" chart:class="chart:line" chart:style-name="ch1">
        <chart:title svg:x="11.698cm" svg:y="0.311cm" chart:style-name="ch2">
          <text:p>LR and Accuracy experiments</text:p>
        </chart:title>
        <chart:plot-area chart:style-name="ch3" table:cell-range-address="'Spread in Learning Rate suggestions'.K4:'Spread in Learning Rate suggestions'.K25 'Spread in Learning Rate suggestions'.H4:'Spread in Learning Rate suggestions'.H25" chart:data-source-has-labels="row" svg:x="1.037cm" svg:y="1.615cm" svg:width="27.173cm" svg:height="6.584cm">
          <chartooo:coordinate-region svg:x="2.32cm" svg:y="1.827cm" svg:width="25.703cm" svg:height="5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Spread in Learning Rate suggestions'.H4:'Spread in Learning Rate suggestions'.H25" chart:label-cell-address="'Spread in Learning Rate suggestions'.K4:'Spread in Learning Rate suggestions'.K25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300 0.0300 0.0857 0.1184 0.2902 0.3651 0.4334 0.1161 0.3517 0.2853 0.1723 0.4294 0.1334 0.1025 0.5000 0.0533 0.2853 0.1157 0.3863 0.3789 0.3819 0.1262</text:p>
                <text:list>
                  <text:list-item>
                    <text:p>0.0300</text:p>
                  </text:list-item>
                  <text:list-item>
                    <text:p>0.0300</text:p>
                  </text:list-item>
                  <text:list-item>
                    <text:p>0.0857</text:p>
                  </text:list-item>
                  <text:list-item>
                    <text:p>0.1184</text:p>
                  </text:list-item>
                  <text:list-item>
                    <text:p>0.2902</text:p>
                  </text:list-item>
                  <text:list-item>
                    <text:p>0.3651</text:p>
                  </text:list-item>
                  <text:list-item>
                    <text:p>0.4334</text:p>
                  </text:list-item>
                  <text:list-item>
                    <text:p>0.1161</text:p>
                  </text:list-item>
                  <text:list-item>
                    <text:p>0.3517</text:p>
                  </text:list-item>
                  <text:list-item>
                    <text:p>0.2853</text:p>
                  </text:list-item>
                  <text:list-item>
                    <text:p>0.1723</text:p>
                  </text:list-item>
                  <text:list-item>
                    <text:p>0.4294</text:p>
                  </text:list-item>
                  <text:list-item>
                    <text:p>0.1334</text:p>
                  </text:list-item>
                  <text:list-item>
                    <text:p>0.1025</text:p>
                  </text:list-item>
                  <text:list-item>
                    <text:p>0.5000</text:p>
                  </text:list-item>
                  <text:list-item>
                    <text:p>0.0533</text:p>
                  </text:list-item>
                  <text:list-item>
                    <text:p>0.2853</text:p>
                  </text:list-item>
                  <text:list-item>
                    <text:p>0.1157</text:p>
                  </text:list-item>
                  <text:list-item>
                    <text:p>0.3863</text:p>
                  </text:list-item>
                  <text:list-item>
                    <text:p>0.3789</text:p>
                  </text:list-item>
                  <text:list-item>
                    <text:p>0.3819</text:p>
                  </text:list-item>
                  <text:list-item>
                    <text:p>0.1262</text:p>
                  </text:list-item>
                </text:list>
                <draw:g>
                  <svg:desc>'Spread in Learning Rate suggestions'.K4:'Spread in Learning Rate suggestions'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75">
                <text:p>0.8975</text:p>
                <draw:g>
                  <svg:desc>'Spread in Learning Rate suggestions'.H4:'Spread in Learning Rate suggestion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